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g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>
            <text:p>annual</text:p>
          </table:table-cell>
          <table:table-cell table:style-name="Default" office:value-type="string">
            <text:p>LAA</text:p>
          </table:table-cell>
          <table:table-cell table:style-name="Default" office:value-type="string">
            <text:p>SPX</text:p>
          </table:table-cell>
        </table:table-row>
        <table:table-row table:style-name="ro1">
          <table:table-cell office:value-type="float" office:value="2006.2006">
            <text:p>2006.2006</text:p>
          </table:table-cell>
          <table:table-cell office:value-type="float" office:value="1.10437227466417">
            <text:p>1.1043722747</text:p>
          </table:table-cell>
          <table:table-cell table:formula="of:=[.B2]-1" office:value-type="percentage" office:value="0.10437227466417">
            <text:p>10.44%</text:p>
          </table:table-cell>
          <table:table-cell office:value-type="percentage" office:value="0.157">
            <text:p>15.70%</text:p>
          </table:table-cell>
        </table:table-row>
        <table:table-row table:style-name="ro1">
          <table:table-cell office:value-type="float" office:value="2007.2007">
            <text:p>2007.2007</text:p>
          </table:table-cell>
          <table:table-cell office:value-type="float" office:value="1.04726060139968">
            <text:p>1.0472606014</text:p>
          </table:table-cell>
          <table:table-cell table:formula="of:=[.B3]-1" office:value-type="percentage" office:value="0.0472606013996799">
            <text:p>4.73%</text:p>
          </table:table-cell>
          <table:table-cell office:value-type="percentage" office:value="0.0549">
            <text:p>5.49%</text:p>
          </table:table-cell>
        </table:table-row>
        <table:table-row table:style-name="ro1">
          <table:table-cell office:value-type="float" office:value="2008.2008">
            <text:p>2008.2008</text:p>
          </table:table-cell>
          <table:table-cell office:value-type="float" office:value="1.1994830554771">
            <text:p>1.1994830555</text:p>
          </table:table-cell>
          <table:table-cell table:formula="of:=[.B4]-1" office:value-type="percentage" office:value="0.1994830554771">
            <text:p>19.95%</text:p>
          </table:table-cell>
          <table:table-cell office:value-type="percentage" office:value="-0.37">
            <text:p>-37.00%</text:p>
          </table:table-cell>
        </table:table-row>
        <table:table-row table:style-name="ro1">
          <table:table-cell office:value-type="float" office:value="2009.2009">
            <text:p>2009.2009</text:p>
          </table:table-cell>
          <table:table-cell office:value-type="float" office:value="1.19237609272475">
            <text:p>1.1923760927</text:p>
          </table:table-cell>
          <table:table-cell table:formula="of:=[.B5]-1" office:value-type="percentage" office:value="0.19237609272475">
            <text:p>19.24%</text:p>
          </table:table-cell>
          <table:table-cell office:value-type="percentage" office:value="0.2646">
            <text:p>26.46%</text:p>
          </table:table-cell>
        </table:table-row>
        <table:table-row table:style-name="ro1">
          <table:table-cell office:value-type="float" office:value="2010.201">
            <text:p>2010.201</text:p>
          </table:table-cell>
          <table:table-cell office:value-type="float" office:value="1.06821514843978">
            <text:p>1.0682151484</text:p>
          </table:table-cell>
          <table:table-cell table:formula="of:=[.B6]-1" office:value-type="percentage" office:value="0.0682151484397799">
            <text:p>6.82%</text:p>
          </table:table-cell>
          <table:table-cell office:value-type="percentage" office:value="0.1506">
            <text:p>15.06%</text:p>
          </table:table-cell>
        </table:table-row>
        <table:table-row table:style-name="ro1">
          <table:table-cell office:value-type="float" office:value="2011.2011">
            <text:p>2011.2011</text:p>
          </table:table-cell>
          <table:table-cell office:value-type="float" office:value="1.04333222366308">
            <text:p>1.0433322237</text:p>
          </table:table-cell>
          <table:table-cell table:formula="of:=[.B7]-1" office:value-type="percentage" office:value="0.04333222366308">
            <text:p>4.33%</text:p>
          </table:table-cell>
          <table:table-cell office:value-type="percentage" office:value="0.02">
            <text:p>2.00%</text:p>
          </table:table-cell>
        </table:table-row>
        <table:table-row table:style-name="ro1">
          <table:table-cell office:value-type="float" office:value="2012.2012">
            <text:p>2012.2012</text:p>
          </table:table-cell>
          <table:table-cell office:value-type="float" office:value="1.09884857100465">
            <text:p>1.098848571</text:p>
          </table:table-cell>
          <table:table-cell table:formula="of:=[.B8]-1" office:value-type="percentage" office:value="0.0988485710046501">
            <text:p>9.88%</text:p>
          </table:table-cell>
          <table:table-cell office:value-type="percentage" office:value="0.16">
            <text:p>16.00%</text:p>
          </table:table-cell>
        </table:table-row>
      </table:table>
      <table:table table:name="gc 70-30" table:style-name="ta1">
        <table:table-column table:style-name="co3" table:number-columns-repeated="2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>
            <text:p>LAA</text:p>
          </table:table-cell>
          <table:table-cell table:style-name="Default" office:value-type="string">
            <text:p>LAA</text:p>
          </table:table-cell>
          <table:table-cell table:style-name="Default" office:value-type="string">
            <text:p>SPY</text:p>
          </table:table-cell>
        </table:table-row>
        <table:table-row table:style-name="ro1">
          <table:table-cell office:value-type="float" office:value="2006.2006">
            <text:p>2006.2006</text:p>
          </table:table-cell>
          <table:table-cell office:value-type="float" office:value="1.05993894620092">
            <text:p>1.0599389462</text:p>
          </table:table-cell>
          <table:table-cell table:formula="of:=[.B2]-1" office:value-type="percentage" office:value="0.0599389462009248">
            <text:p>5.99%</text:p>
          </table:table-cell>
          <table:table-cell office:value-type="percentage" office:value="0.157">
            <text:p>15.70%</text:p>
          </table:table-cell>
        </table:table-row>
        <table:table-row table:style-name="ro1">
          <table:table-cell office:value-type="float" office:value="2007.2007">
            <text:p>2007.2007</text:p>
          </table:table-cell>
          <table:table-cell office:value-type="float" office:value="1.07271133803232">
            <text:p>1.072711338</text:p>
          </table:table-cell>
          <table:table-cell table:formula="of:=[.B3]-1" office:value-type="percentage" office:value="0.0727113380323161">
            <text:p>7.27%</text:p>
          </table:table-cell>
          <table:table-cell office:value-type="percentage" office:value="0.0549">
            <text:p>5.49%</text:p>
          </table:table-cell>
        </table:table-row>
        <table:table-row table:style-name="ro1">
          <table:table-cell office:value-type="float" office:value="2008.2008">
            <text:p>2008.2008</text:p>
          </table:table-cell>
          <table:table-cell office:value-type="float" office:value="1.1994830554771">
            <text:p>1.1994830555</text:p>
          </table:table-cell>
          <table:table-cell table:formula="of:=[.B4]-1" office:value-type="percentage" office:value="0.199483055477101">
            <text:p>19.95%</text:p>
          </table:table-cell>
          <table:table-cell office:value-type="percentage" office:value="-0.37">
            <text:p>-37.00%</text:p>
          </table:table-cell>
        </table:table-row>
        <table:table-row table:style-name="ro1">
          <table:table-cell office:value-type="float" office:value="2009.2009">
            <text:p>2009.2009</text:p>
          </table:table-cell>
          <table:table-cell office:value-type="float" office:value="1.10299838974414">
            <text:p>1.1029983897</text:p>
          </table:table-cell>
          <table:table-cell table:formula="of:=[.B5]-1" office:value-type="percentage" office:value="0.102998389744144">
            <text:p>10.30%</text:p>
          </table:table-cell>
          <table:table-cell office:value-type="percentage" office:value="0.2646">
            <text:p>26.46%</text:p>
          </table:table-cell>
        </table:table-row>
        <table:table-row table:style-name="ro1">
          <table:table-cell office:value-type="float" office:value="2010.201">
            <text:p>2010.201</text:p>
          </table:table-cell>
          <table:table-cell office:value-type="float" office:value="1.06945927541419">
            <text:p>1.0694592754</text:p>
          </table:table-cell>
          <table:table-cell table:formula="of:=[.B6]-1" office:value-type="percentage" office:value="0.0694592754141887">
            <text:p>6.95%</text:p>
          </table:table-cell>
          <table:table-cell office:value-type="percentage" office:value="0.1506">
            <text:p>15.06%</text:p>
          </table:table-cell>
        </table:table-row>
        <table:table-row table:style-name="ro1">
          <table:table-cell office:value-type="float" office:value="2011.2011">
            <text:p>2011.2011</text:p>
          </table:table-cell>
          <table:table-cell office:value-type="float" office:value="1.06130851704598">
            <text:p>1.061308517</text:p>
          </table:table-cell>
          <table:table-cell table:formula="of:=[.B7]-1" office:value-type="percentage" office:value="0.0613085170459768">
            <text:p>6.13%</text:p>
          </table:table-cell>
          <table:table-cell office:value-type="percentage" office:value="0.02">
            <text:p>2.00%</text:p>
          </table:table-cell>
        </table:table-row>
        <table:table-row table:style-name="ro1">
          <table:table-cell office:value-type="float" office:value="2012.2012">
            <text:p>2012.2012</text:p>
          </table:table-cell>
          <table:table-cell office:value-type="float" office:value="1.08228593272386">
            <text:p>1.0822859327</text:p>
          </table:table-cell>
          <table:table-cell table:formula="of:=[.B8]-1" office:value-type="percentage" office:value="0.0822859327238552">
            <text:p>8.23%</text:p>
          </table:table-cell>
          <table:table-cell office:value-type="percentage" office:value="0.16">
            <text:p>16.00%</text:p>
          </table:table-cell>
        </table:table-row>
      </table:table>
      <table:table table:name="non g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>
            <text:p>annual</text:p>
          </table:table-cell>
          <table:table-cell table:style-name="Default" office:value-type="string">
            <text:p>LAA</text:p>
          </table:table-cell>
          <table:table-cell table:style-name="Default" office:value-type="string">
            <text:p>SPY</text:p>
          </table:table-cell>
        </table:table-row>
        <table:table-row table:style-name="ro1">
          <table:table-cell office:value-type="float" office:value="2006.2006">
            <text:p>2006.2006</text:p>
          </table:table-cell>
          <table:table-cell office:value-type="float" office:value="1.04096800933887">
            <text:p>1.0409680093</text:p>
          </table:table-cell>
          <table:table-cell table:formula="of:=[.B2]-1" office:value-type="percentage" office:value="0.04096800933887">
            <text:p>4.10%</text:p>
          </table:table-cell>
          <table:table-cell office:value-type="percentage" office:value="0.157">
            <text:p>15.70%</text:p>
          </table:table-cell>
        </table:table-row>
        <table:table-row table:style-name="ro1">
          <table:table-cell office:value-type="float" office:value="2007.2007">
            <text:p>2007.2007</text:p>
          </table:table-cell>
          <table:table-cell office:value-type="float" office:value="1.21981932374463">
            <text:p>1.2198193237</text:p>
          </table:table-cell>
          <table:table-cell table:formula="of:=[.B3]-1" office:value-type="percentage" office:value="0.21981932374463">
            <text:p>21.98%</text:p>
          </table:table-cell>
          <table:table-cell office:value-type="percentage" office:value="0.0549">
            <text:p>5.49%</text:p>
          </table:table-cell>
        </table:table-row>
        <table:table-row table:style-name="ro1">
          <table:table-cell office:value-type="float" office:value="2008.2008">
            <text:p>2008.2008</text:p>
          </table:table-cell>
          <table:table-cell office:value-type="float" office:value="1.24521350615248">
            <text:p>1.2452135062</text:p>
          </table:table-cell>
          <table:table-cell table:formula="of:=[.B4]-1" office:value-type="percentage" office:value="0.24521350615248">
            <text:p>24.52%</text:p>
          </table:table-cell>
          <table:table-cell office:value-type="percentage" office:value="-0.37">
            <text:p>-37.00%</text:p>
          </table:table-cell>
        </table:table-row>
        <table:table-row table:style-name="ro1">
          <table:table-cell office:value-type="float" office:value="2009.2009">
            <text:p>2009.2009</text:p>
          </table:table-cell>
          <table:table-cell office:value-type="float" office:value="1.10599946529257">
            <text:p>1.1059994653</text:p>
          </table:table-cell>
          <table:table-cell table:formula="of:=[.B5]-1" office:value-type="percentage" office:value="0.10599946529257">
            <text:p>10.60%</text:p>
          </table:table-cell>
          <table:table-cell office:value-type="percentage" office:value="0.2646">
            <text:p>26.46%</text:p>
          </table:table-cell>
        </table:table-row>
        <table:table-row table:style-name="ro1">
          <table:table-cell office:value-type="float" office:value="2010.201">
            <text:p>2010.201</text:p>
          </table:table-cell>
          <table:table-cell office:value-type="float" office:value="1.03248639858407">
            <text:p>1.0324863986</text:p>
          </table:table-cell>
          <table:table-cell table:formula="of:=[.B6]-1" office:value-type="percentage" office:value="0.03248639858407">
            <text:p>3.25%</text:p>
          </table:table-cell>
          <table:table-cell office:value-type="percentage" office:value="0.1506">
            <text:p>15.06%</text:p>
          </table:table-cell>
        </table:table-row>
        <table:table-row table:style-name="ro1">
          <table:table-cell office:value-type="float" office:value="2011.2011">
            <text:p>2011.2011</text:p>
          </table:table-cell>
          <table:table-cell office:value-type="float" office:value="1.03694096747481">
            <text:p>1.0369409675</text:p>
          </table:table-cell>
          <table:table-cell table:formula="of:=[.B7]-1" office:value-type="percentage" office:value="0.03694096747481">
            <text:p>3.69%</text:p>
          </table:table-cell>
          <table:table-cell office:value-type="percentage" office:value="0.02">
            <text:p>2.00%</text:p>
          </table:table-cell>
        </table:table-row>
        <table:table-row table:style-name="ro1">
          <table:table-cell office:value-type="float" office:value="2012.2012">
            <text:p>2012.2012</text:p>
          </table:table-cell>
          <table:table-cell office:value-type="float" office:value="0.974348186860567">
            <text:p>0.9743481869</text:p>
          </table:table-cell>
          <table:table-cell table:formula="of:=[.B8]-1" office:value-type="percentage" office:value="-0.0256518131394329">
            <text:p>-2.57%</text:p>
          </table:table-cell>
          <table:table-cell office:value-type="percentage" office:value="0.16">
            <text:p>16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08:50:39</dc:date>
    <dc:creator>Troy Shu</dc:creator>
    <meta:generator>LibreOffice/3.5$Linux_X86_64 LibreOffice_project/350m1$Build-2</meta:generator>
    <meta:editing-duration>PT9M52S</meta:editing-duration>
    <meta:editing-cycles>6</meta:editing-cycles>
    <meta:document-statistic meta:table-count="3" meta:cell-count="93" meta:object-count="0"/>
  </office:meta>
</office:document-meta>
</file>